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23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64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2" table:number-columns-repeated="1022" table:default-cell-style-name="ce1"/>
        <table:table-row table:style-name="ro1">
          <table:table-cell office:value-type="string" calcext:value-type="string">
            <text:p>Annual income (in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 2000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 calcext:value-type="string">
            <text:p>20000 - 4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40000 - 60000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60000 - 800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80000 - 100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100000 - 150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&gt; 150000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currency (in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 100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000 – 2000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000 - 3000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000 - 50000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0000 - 70000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0000 - 100000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0000 - 200000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0000 - 300000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0000 - 500000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gt; 500000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or how long have you been employ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 1 year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1 year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2 years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3 years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4 years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5 years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6 years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7 years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8 years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9 years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10+ years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linquency in the last 2 years</text:p>
          </table:table-cell>
          <table:table-cell table:number-columns-repeated="102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gt;5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ow long ago did you open your most recent bank acc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 6 month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 months – 1 yea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 – 2 year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 – 3 years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gt; 3 year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ow long ago did you open your first bank account</text:p>
          </table:table-cell>
          <table:table-cell table:number-columns-repeated="2"/>
          <table:table-cell table:style-name="ce5" table:number-columns-repeated="10"/>
          <table:table-cell table:number-columns-repeated="1011"/>
        </table:table-row>
        <table:table-row table:style-name="ro1">
          <table:table-cell office:value-type="string" calcext:value-type="string">
            <text:p>&lt; 6 month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 months – 1 yea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 – 2 year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 – 3 years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 – 5 year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 – 7 years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 – 10 years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 – 15 years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 – 20 years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 – 30 years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ow many mortgage accounts do you have</text:p>
          </table:table-cell>
          <table:table-cell table:number-columns-repeated="102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gt;5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ow long ago was you last delinquen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ver had a delinquency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 6 month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 months – 1 yea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 – 2 year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 – 5 years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gt; 5 year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Number of currently active bankcard accounts</text:p>
          </table:table-cell>
          <table:table-cell table:number-columns-repeated="102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-5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-8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-12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gt;12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ome stat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N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TGAG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WN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Application Type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Individual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int Applicatio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e" style:country-complex="IL"/>
    </style:default-style>
    <number:number-style style:name="N0">
      <number:number number:min-integer-digits="1"/>
    </number:number-style>
    <number:date-style style:name="N1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8">
      <number:hours/>
      <number:text>:</number:text>
      <number:minutes number:style="long"/>
      <number:text>:</number:text>
      <number:seconds number:style="long"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5">
      <number:hours/>
      <number:text>:</number:text>
      <number:minutes number:style="long"/>
      <number:text> </number:text>
      <number:am-pm/>
    </number:time-style>
    <number:date-style style:name="N154">
      <number:month number:textual="true"/>
      <number:text>-</number:text>
      <number:year/>
    </number:date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57">
      <number:hours/>
      <number:text>:</number:text>
      <number:minutes number:style="long"/>
    </number:time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day/>
      <number:text>-</number:text>
      <number:month number:textual="true"/>
    </number:date-style>
    <number:time-style style:name="N124"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1">
      <number:month/>
      <number:text>/</number:text>
      <number:day/>
      <number:text>/</number:text>
      <number:year number:style="long"/>
    </number:date-style>
    <number:time-style style:name="N122">
      <number:minutes number:style="long"/>
      <number:text>:</number:text>
      <number:seconds number:style="long" number:decimal-places="1"/>
    </number:time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17:50:54.845077750</meta:creation-date>
    <dc:date>2022-09-21T19:34:35.436468527</dc:date>
    <meta:editing-duration>PT1H1M24S</meta:editing-duration>
    <meta:editing-cycles>2</meta:editing-cycles>
    <meta:generator>LibreOffice/7.3.5.2$Linux_X86_64 LibreOffice_project/30$Build-2</meta:generator>
    <meta:document-statistic meta:table-count="1" meta:cell-count="165" meta:object-count="0"/>
  </office:meta>
</office:document-meta>
</file>